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NTRODUCCIÓN <text:s/>AL <text:s/>LENGUAJE <text:s/>HTML</text:span></text:p>
      <text:p text:style-name="Standard"/>
      <text:p text:style-name="Standard"/>
      <text:p text:style-name="Standard"><text:tab/>Las páginas web contienen texto, imágenes, vídeo, sonido, … Una de sus características fundamentales es que contienen hipertexto o hipermedia.</text:p>
      <text:p text:style-name="Standard"/>
      <text:p text:style-name="Standard"><text:tab/>Son ficheros con extensión html o htm y se aconseja que en su nombre solamente se utilicen minúsculas.</text:p>
      <text:p text:style-name="Standard"/>
      <text:p text:style-name="Standard"><text:tab/>Las instrucciones son de la forma:</text:p>
      <text:p text:style-name="Standard"/>
      <text:p text:style-name="Standard"><text:tab/><text:tab/>&lt;etiqueta&gt; o</text:p>
      <text:p text:style-name="Standard"><text:tab/><text:tab/>&lt;etiqueta&gt; Texto &lt;/etiqueta&gt;</text:p>
      <text:p text:style-name="Standard"/>
      <text:p text:style-name="Standard"><text:tab/>Las etiquetas pueden contener atributos en la forma:</text:p>
      <text:p text:style-name="Standard"/>
      <text:p text:style-name="Standard"><text:tab/><text:tab/>&lt;etiqueta atributo=”valor”&gt;</text:p>
      <text:p text:style-name="Standard"/>
      <text:p text:style-name="Standard"><text:tab/>La estructura básica de una página web es:</text:p>
      <text:p text:style-name="Standard"/>
      <text:p text:style-name="Standard"><text:tab/><text:tab/>&lt;html&gt;</text:p>
      <text:p text:style-name="Standard"><text:tab/><text:tab/> <text:s/>&lt;head&gt;</text:p>
      <text:p text:style-name="Standard"><text:tab/><text:tab/><text:tab/>…</text:p>
      <text:p text:style-name="Standard"><text:tab/><text:tab/> <text:s/>&lt;/head&gt;</text:p>
      <text:p text:style-name="Standard"><text:tab/><text:tab/> <text:s/>&lt;body&gt;</text:p>
      <text:p text:style-name="Standard"><text:tab/><text:tab/><text:tab/>…</text:p>
      <text:p text:style-name="Standard"><text:tab/><text:tab/> <text:s/>&lt;/body&gt;</text:p>
      <text:p text:style-name="Standard"><text:tab/><text:tab/>&lt;/html&gt;</text:p>
      <text:p text:style-name="Standard"/>
      <text:p text:style-name="Standard"><text:tab/>En la cabecera la única etiqueta que utilizaremos de momento es TITLE, con la forma:</text:p>
      <text:p text:style-name="Standard"/>
      <text:p text:style-name="Standard"><text:tab/><text:tab/>&lt;title&gt;Título de la página&lt;/title&gt;</text:p>
      <text:p text:style-name="Standard"/>
      <text:p text:style-name="Standard"><text:tab/>El título de las páginas queda en Favoritos o Marcadores.</text:p>
      <text:p text:style-name="Standard"/>
      <text:p text:style-name="Standard"><text:tab/>Las etiquetas &lt;h1&gt;, … &lt;h6&gt; se utilizan para definir encabezad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tiago </meta:initial-creator>
    <meta:creation-date>2011-10-23T19:34:48</meta:creation-date>
    <meta:document-statistic meta:table-count="0" meta:image-count="0" meta:object-count="0" meta:page-count="1" meta:paragraph-count="21" meta:word-count="118" meta:character-count="793"/>
    <dc:date>2011-10-23T19:37:20</dc:date>
    <dc:creator>santiago </dc:creator>
    <meta:editing-duration>PT2M32S</meta:editing-duration>
    <meta:editing-cycles>1</meta:editing-cycles>
    <meta:generator>LibreOffice/3.3$Linux LibreOffice_project/330m19$Build-202</meta:generator>
  </office:meta>
</office:document-meta>
</file>